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33e" officeooo:paragraph-rsid="0011a3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0:53.863905252</meta:creation-date>
    <dc:date>2018-12-10T19:01:33.136293564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3.2$Linux_X86_64 LibreOffice_project/00m0$Build-2</meta:generator>
  </office:meta>
</office:document-meta>
</file>